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aramond" svg:font-family="Garamond" style:font-family-generic="roma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T1" style:family="text">
      <style:text-properties officeooo:rsid="001734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Personal Details</text:span></text:h>
      <text:list text:style-name="L1">
        <text:list-item>
          <text:p text:style-name="P1"><text:span text:style-name="Strong_20_Emphasis">Full name:</text:span> Albert William Vickers</text:p>
        </text:list-item>
        <text:list-item>
          <text:p text:style-name="P1"><text:span text:style-name="Strong_20_Emphasis">Service number:</text:span> 1596678</text:p>
        </text:list-item>
        <text:list-item>
          <text:p text:style-name="P1"><text:span text:style-name="Strong_20_Emphasis">Branch/Unit:</text:span> Heavy Anti-Aircraft (HAA) Battery, Royal Artillery, 53rd (London) HAA Regiment / 159th HAA Battery</text:p>
        </text:list-item>
        <text:list-item>
          <text:p text:style-name="P1"><text:span text:style-name="Strong_20_Emphasis">Marital status:</text:span> Married 25 December 1941, Windsor, Berkshire</text:p>
        </text:list-item>
        <text:list-item>
          <text:p text:style-name="P1"><text:span text:style-name="Strong_20_Emphasis">Children:</text:span> Son born October 1946</text:p>
        </text:list-item>
      </text:list>
      <text:p text:style-name="Text_20_body"><text:tab/><text:tab/> <text:s text:c="4"/><text:span text:style-name="T1">Son born July 1947</text:span></text:p>
      <text:p text:style-name="Horizontal_20_Line"/>
      <text:h text:style-name="Heading_20_2" text:outline-level="2"><text:span text:style-name="Strong_20_Emphasis">2. Enlistment and Early Service</text:span></text:h>
      <text:list text:style-name="L2">
        <text:list-item>
          <text:p text:style-name="P2"><text:span text:style-name="Strong_20_Emphasis">Enlistment/Attestation:</text:span> Include the date from his service record</text:p>
        </text:list-item>
        <text:list-item>
          <text:p text:style-name="P2"><text:span text:style-name="Strong_20_Emphasis">Training &amp; UK service:</text:span> Briefly note any UK-based duties prior to deployment</text:p>
        </text:list-item>
      </text:list>
      <text:p text:style-name="Horizontal_20_Line"/>
      <text:h text:style-name="Heading_20_2" text:outline-level="2"><text:span text:style-name="Strong_20_Emphasis">3. Overseas Service</text:span></text:h>
      <text:list text:style-name="L3">
        <text:list-item>
          <text:p text:style-name="P3"><text:span text:style-name="Strong_20_Emphasis">Draft Serial:</text:span> 3400D (December 1941)</text:p>
          <text:list>
            <text:list-item>
              <text:p text:style-name="P3">Left UK 26 December 1941, shortly after marriage</text:p>
            </text:list-item>
            <text:list-item>
              <text:p text:style-name="P3">Likely travelled via a feeder convoy to join the main WS14 convoy to India</text:p>
            </text:list-item>
          </text:list>
        </text:list-item>
        <text:list-item>
          <text:p text:style-name="P3"><text:span text:style-name="Strong_20_Emphasis">Arrival in India:</text:span> May 1942</text:p>
          <text:list>
            <text:list-item>
              <text:p text:style-name="P3">Taken on strength of <text:span text:style-name="Strong_20_Emphasis">159/IND/HAAB (Heavy AA Battery)</text:span></text:p>
            </text:list-item>
          </text:list>
        </text:list-item>
        <text:list-item>
          <text:p text:style-name="P3"><text:span text:style-name="Strong_20_Emphasis">Transfers within unit:</text:span></text:p>
          <text:list>
            <text:list-item>
              <text:p text:style-name="P3">21 March 1943: Posted to <text:span text:style-name="Strong_20_Emphasis">52nd Battery, 159 HAA Regiment</text:span></text:p>
            </text:list-item>
          </text:list>
        </text:list-item>
        <text:list-item>
          <text:p text:style-name="P3"><text:span text:style-name="Strong_20_Emphasis">Role:</text:span> Defended key locations in India and Burma from Japanese air raids; part of the wider campaign in the Burma theatre</text:p>
        </text:list-item>
      </text:list>
      <text:p text:style-name="Horizontal_20_Line"/>
      <text:h text:style-name="Heading_20_2" text:outline-level="2"><text:span text:style-name="Strong_20_Emphasis">4. Repatriation</text:span></text:h>
      <text:list text:style-name="L4">
        <text:list-item>
          <text:p text:style-name="P4"><text:span text:style-name="Strong_20_Emphasis">Operation Python 26:</text:span> September 1945</text:p>
          <text:list>
            <text:list-item>
              <text:p text:style-name="P4">Part of the 26th Python draft for repatriation of long-service troops from the Far East</text:p>
            </text:list-item>
            <text:list-item>
              <text:p text:style-name="P4">Embarked <text:span text:style-name="Strong_20_Emphasis">21 September 1945</text:span> (exact ship unknown; likely from Bombay or Rangoon)</text:p>
            </text:list-item>
            <text:list-item>
              <text:p text:style-name="P4">Arrived back in the UK October 1945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5. Demobilisation</text:span></text:h>
      <text:list text:style-name="L5">
        <text:list-item>
          <text:p text:style-name="P5"><text:span text:style-name="Strong_20_Emphasis">Administrative discharge:</text:span> 7 October 1946 (Class 2/T)</text:p>
        </text:list-item>
        <text:list-item>
          <text:p text:style-name="P5">Returned fully to civilian life; son born shortly after</text:p>
        </text:list-item>
      </text:list>
      <text:p text:style-name="Horizontal_20_Line"/>
      <text:h text:style-name="Heading_20_2" text:outline-level="2"><text:span text:style-name="Strong_20_Emphasis">6. Notes / Context</text:span></text:h>
      <text:list text:style-name="L6">
        <text:list-item>
          <text:p text:style-name="P6"><text:span text:style-name="Strong_20_Emphasis">Draft Serial Explanation:</text:span> Each draft had a number; the trailing letter (e.g., “D”) indicated a sub-party within the draft.</text:p>
        </text:list-item>
        <text:list-item>
          <text:p text:style-name="P6"><text:span text:style-name="Strong_20_Emphasis">Python Scheme:</text:span> Post-WWII repatriation program for troops with long overseas service.</text:p>
        </text:list-item>
        <text:list-item>
          <text:p text:style-name="P6"><text:span text:style-name="Strong_20_Emphasis">Unit Notes:</text:span> 159 HAA Battery was part of 53rd (London) HAA Regiment, serving in India and Burma, defending bases and supply lines from air attack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aramond" svg:font-family="Garamond" style:font-family-generic="roman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aramond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Garamond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Garamond" fo:font-family="Garamond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8T16:51:49.624445100</meta:creation-date>
    <dc:date>2025-08-18T16:55:44.113109200</dc:date>
    <meta:editing-duration>PT3M55S</meta:editing-duration>
    <meta:editing-cycles>1</meta:editing-cycles>
    <meta:document-statistic meta:table-count="0" meta:image-count="0" meta:object-count="0" meta:page-count="2" meta:paragraph-count="31" meta:word-count="287" meta:character-count="1690" meta:non-whitespace-character-count="1451"/>
    <meta:generator>LibreOffice/25.2.5.2$Windows_X86_64 LibreOffice_project/03d19516eb2e1dd5d4ccd751a0d6f35f35e08022</meta:generator>
  </office:meta>
</office:document-meta>
</file>